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145cm" style:rel-column-width="2350*"/>
    </style:style>
    <style:style style:name="Tabela1.B" style:family="table-column">
      <style:table-column-properties style:column-width="12.853cm" style:rel-column-width="728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4.145cm" style:rel-column-width="2350*"/>
    </style:style>
    <style:style style:name="Tabela2.B" style:family="table-column">
      <style:table-column-properties style:column-width="12.853cm" style:rel-column-width="728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145cm" style:rel-column-width="2350*"/>
    </style:style>
    <style:style style:name="Tabela3.B" style:family="table-column">
      <style:table-column-properties style:column-width="12.853cm" style:rel-column-width="7287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4.145cm" style:rel-column-width="2350*"/>
    </style:style>
    <style:style style:name="Tabela4.B" style:family="table-column">
      <style:table-column-properties style:column-width="12.853cm" style:rel-column-width="728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4.145cm" style:rel-column-width="2350*"/>
    </style:style>
    <style:style style:name="Tabela5.B" style:family="table-column">
      <style:table-column-properties style:column-width="12.853cm" style:rel-column-width="7287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4.145cm" style:rel-column-width="2350*"/>
    </style:style>
    <style:style style:name="Tabela6.B" style:family="table-column">
      <style:table-column-properties style:column-width="12.853cm" style:rel-column-width="728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145cm" style:rel-column-width="2350*"/>
    </style:style>
    <style:style style:name="Tabela7.B" style:family="table-column">
      <style:table-column-properties style:column-width="12.853cm" style:rel-column-width="7287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4.145cm" style:rel-column-width="2350*"/>
    </style:style>
    <style:style style:name="Tabela8.B" style:family="table-column">
      <style:table-column-properties style:column-width="12.853cm" style:rel-column-width="7287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999cm" table:align="margins"/>
    </style:style>
    <style:style style:name="Tabela9.A" style:family="table-column">
      <style:table-column-properties style:column-width="4.145cm" style:rel-column-width="2350*"/>
    </style:style>
    <style:style style:name="Tabela9.B" style:family="table-column">
      <style:table-column-properties style:column-width="12.853cm" style:rel-column-width="7287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999cm" table:align="margins"/>
    </style:style>
    <style:style style:name="Tabela10.A" style:family="table-column">
      <style:table-column-properties style:column-width="4.145cm" style:rel-column-width="2350*"/>
    </style:style>
    <style:style style:name="Tabela10.B" style:family="table-column">
      <style:table-column-properties style:column-width="12.853cm" style:rel-column-width="7287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999cm" table:align="margins"/>
    </style:style>
    <style:style style:name="Tabela11.A" style:family="table-column">
      <style:table-column-properties style:column-width="4.145cm" style:rel-column-width="2350*"/>
    </style:style>
    <style:style style:name="Tabela11.B" style:family="table-column">
      <style:table-column-properties style:column-width="12.853cm" style:rel-column-width="7287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999cm" table:align="margins"/>
    </style:style>
    <style:style style:name="Tabela12.A" style:family="table-column">
      <style:table-column-properties style:column-width="4.145cm" style:rel-column-width="2350*"/>
    </style:style>
    <style:style style:name="Tabela12.B" style:family="table-column">
      <style:table-column-properties style:column-width="12.853cm" style:rel-column-width="7287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999cm" table:align="margins"/>
    </style:style>
    <style:style style:name="Tabela13.A" style:family="table-column">
      <style:table-column-properties style:column-width="4.145cm" style:rel-column-width="2350*"/>
    </style:style>
    <style:style style:name="Tabela13.B" style:family="table-column">
      <style:table-column-properties style:column-width="12.853cm" style:rel-column-width="7287*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1" style:family="table-cell">
      <style:table-cell-properties fo:padding="0.097cm" fo:border="0.002cm solid #000000"/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999cm" table:align="margins"/>
    </style:style>
    <style:style style:name="Tabela14.A" style:family="table-column">
      <style:table-column-properties style:column-width="4.145cm" style:rel-column-width="2350*"/>
    </style:style>
    <style:style style:name="Tabela14.B" style:family="table-column">
      <style:table-column-properties style:column-width="12.853cm" style:rel-column-width="7287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B1" style:family="table-cell">
      <style:table-cell-properties fo:padding="0.097cm" fo:border="0.002cm solid #000000"/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999cm" table:align="margins"/>
    </style:style>
    <style:style style:name="Tabela15.A" style:family="table-column">
      <style:table-column-properties style:column-width="4.145cm" style:rel-column-width="2350*"/>
    </style:style>
    <style:style style:name="Tabela15.B" style:family="table-column">
      <style:table-column-properties style:column-width="12.853cm" style:rel-column-width="7287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B1" style:family="table-cell">
      <style:table-cell-properties fo:padding="0.097cm" fo:border="0.002cm solid #000000"/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999cm" table:align="margins"/>
    </style:style>
    <style:style style:name="Tabela16.A" style:family="table-column">
      <style:table-column-properties style:column-width="4.145cm" style:rel-column-width="2350*"/>
    </style:style>
    <style:style style:name="Tabela16.B" style:family="table-column">
      <style:table-column-properties style:column-width="12.853cm" style:rel-column-width="7287*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.B1" style:family="table-cell">
      <style:table-cell-properties fo:padding="0.097cm" fo:border="0.002cm solid #000000"/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999cm" table:align="margins"/>
    </style:style>
    <style:style style:name="Tabela17.A" style:family="table-column">
      <style:table-column-properties style:column-width="4.145cm" style:rel-column-width="2350*"/>
    </style:style>
    <style:style style:name="Tabela17.B" style:family="table-column">
      <style:table-column-properties style:column-width="12.853cm" style:rel-column-width="7287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B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999cm" table:align="margins"/>
    </style:style>
    <style:style style:name="Tabela18.A" style:family="table-column">
      <style:table-column-properties style:column-width="4.145cm" style:rel-column-width="2350*"/>
    </style:style>
    <style:style style:name="Tabela18.B" style:family="table-column">
      <style:table-column-properties style:column-width="12.853cm" style:rel-column-width="7287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999cm" table:align="margins"/>
    </style:style>
    <style:style style:name="Tabela19.A" style:family="table-column">
      <style:table-column-properties style:column-width="4.145cm" style:rel-column-width="2350*"/>
    </style:style>
    <style:style style:name="Tabela19.B" style:family="table-column">
      <style:table-column-properties style:column-width="12.853cm" style:rel-column-width="7287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999cm" table:align="margins"/>
    </style:style>
    <style:style style:name="Tabela20.A" style:family="table-column">
      <style:table-column-properties style:column-width="4.145cm" style:rel-column-width="2350*"/>
    </style:style>
    <style:style style:name="Tabela20.B" style:family="table-column">
      <style:table-column-properties style:column-width="12.853cm" style:rel-column-width="7287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B1" style:family="table-cell">
      <style:table-cell-properties fo:padding="0.097cm" fo:border="0.002cm solid #000000"/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999cm" table:align="margins"/>
    </style:style>
    <style:style style:name="Tabela21.A" style:family="table-column">
      <style:table-column-properties style:column-width="4.145cm" style:rel-column-width="2350*"/>
    </style:style>
    <style:style style:name="Tabela21.B" style:family="table-column">
      <style:table-column-properties style:column-width="12.853cm" style:rel-column-width="7287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B1" style:family="table-cell">
      <style:table-cell-properties fo:padding="0.097cm" fo:border="0.002cm solid #000000"/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999cm" table:align="margins"/>
    </style:style>
    <style:style style:name="Tabela22.A" style:family="table-column">
      <style:table-column-properties style:column-width="4.145cm" style:rel-column-width="2350*"/>
    </style:style>
    <style:style style:name="Tabela22.B" style:family="table-column">
      <style:table-column-properties style:column-width="12.853cm" style:rel-column-width="7287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B1" style:family="table-cell">
      <style:table-cell-properties fo:padding="0.097cm" fo:border="0.002cm solid #000000"/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999cm" table:align="margins"/>
    </style:style>
    <style:style style:name="Tabela23.A" style:family="table-column">
      <style:table-column-properties style:column-width="4.145cm" style:rel-column-width="2350*"/>
    </style:style>
    <style:style style:name="Tabela23.B" style:family="table-column">
      <style:table-column-properties style:column-width="12.853cm" style:rel-column-width="7287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B1" style:family="table-cell">
      <style:table-cell-properties fo:padding="0.097cm" fo:border="0.002cm solid #000000"/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999cm" table:align="margins"/>
    </style:style>
    <style:style style:name="Tabela24.A" style:family="table-column">
      <style:table-column-properties style:column-width="4.145cm" style:rel-column-width="2350*"/>
    </style:style>
    <style:style style:name="Tabela24.B" style:family="table-column">
      <style:table-column-properties style:column-width="12.853cm" style:rel-column-width="7287*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4.B1" style:family="table-cell">
      <style:table-cell-properties fo:padding="0.097cm" fo:border="0.002cm solid #000000"/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999cm" table:align="margins"/>
    </style:style>
    <style:style style:name="Tabela25.A" style:family="table-column">
      <style:table-column-properties style:column-width="4.145cm" style:rel-column-width="2350*"/>
    </style:style>
    <style:style style:name="Tabela25.B" style:family="table-column">
      <style:table-column-properties style:column-width="12.853cm" style:rel-column-width="7287*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B1" style:family="table-cell">
      <style:table-cell-properties fo:padding="0.097cm" fo:border="0.002cm solid #000000"/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officeooo:rsid="000acd86"/>
    </style:style>
    <style:style style:name="T2" style:family="text">
      <style:text-properties officeooo:rsid="00091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azwa:</text:p>
          </table:table-cell>
          <table:table-cell table:style-name="Tabela1.B1" office:value-type="string">
            <text:p text:style-name="Table_20_Contents">PT1</text:p>
          </table:table-cell>
        </table:table-row>
        <table:table-row>
          <table:table-cell table:style-name="Tabela1.A2" office:value-type="string">
            <text:p text:style-name="Table_20_Contents">Temat:</text:p>
          </table:table-cell>
          <table:table-cell table:style-name="Tabela1.B2" office:value-type="string">
            <text:p text:style-name="Table_20_Contents">Poprawne zalogowanie</text:p>
          </table:table-cell>
        </table:table-row>
        <table:table-row>
          <table:table-cell table:style-name="Tabela1.A2" office:value-type="string">
            <text:p text:style-name="Table_20_Contents">Warunki początkowe:</text:p>
          </table:table-cell>
          <table:table-cell table:style-name="Tabela1.B2" office:value-type="string">
            <text:p text:style-name="Table_20_Contents">Użytkownik wchodzi na stronę logowania/nie jest zalogowany</text:p>
          </table:table-cell>
        </table:table-row>
        <table:table-row>
          <table:table-cell table:style-name="Tabela1.A2" office:value-type="string">
            <text:p text:style-name="Table_20_Contents">Scenariusz:</text:p>
          </table:table-cell>
          <table:table-cell table:style-name="Tabela1.B2" office:value-type="string">
            <text:p text:style-name="Standard">1. Użytkownik podaje login (root);</text:p>
            <text:p text:style-name="Standard">2. Użytkownik podaje hasło (qwertyuiop);</text:p>
            <text:p text:style-name="Standard">3. Użytkownik wciska przycisk ZALOGUJ;</text:p>
            <text:p text:style-name="Standard">4. System przeprowadza weryfikację;</text:p>
            <text:p text:style-name="Standard">5. System przenosi użytkowania na ekran główny.</text:p>
          </table:table-cell>
        </table:table-row>
        <table:table-row>
          <table:table-cell table:style-name="Tabela1.A2" office:value-type="string">
            <text:p text:style-name="Table_20_Contents">Oczekiwany rezultat:</text:p>
          </table:table-cell>
          <table:table-cell table:style-name="Tabela1.B2" office:value-type="string">
            <text:p text:style-name="Table_20_Contents">Zalogowanie jako root z <text:s/>przekierowaniem na stronę główną</text:p>
          </table:table-cell>
        </table:table-row>
        <table:table-row>
          <table:table-cell table:style-name="Tabela1.A2" office:value-type="string">
            <text:p text:style-name="Table_20_Contents">Warunki końcowe:</text:p>
          </table:table-cell>
          <table:table-cell table:style-name="Tabela1.B2" office:value-type="string">
            <text:p text:style-name="Table_20_Contents">Użytkownik jest zalogowany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Nazwa:</text:p>
          </table:table-cell>
          <table:table-cell table:style-name="Tabela2.B1" office:value-type="string">
            <text:p text:style-name="Table_20_Contents">PT2</text:p>
          </table:table-cell>
        </table:table-row>
        <table:table-row>
          <table:table-cell table:style-name="Tabela2.A2" office:value-type="string">
            <text:p text:style-name="Table_20_Contents">Temat:</text:p>
          </table:table-cell>
          <table:table-cell table:style-name="Tabela2.B2" office:value-type="string">
            <text:p text:style-name="Table_20_Contents">Niepoprawne zalogowanie (błędne hasło):</text:p>
          </table:table-cell>
        </table:table-row>
        <table:table-row>
          <table:table-cell table:style-name="Tabela2.A2" office:value-type="string">
            <text:p text:style-name="Table_20_Contents">Warunki początkowe:</text:p>
          </table:table-cell>
          <table:table-cell table:style-name="Tabela2.B2" office:value-type="string">
            <text:p text:style-name="Table_20_Contents">Użytkownik wchodzi na stronę logowania/nie jest zalogowany</text:p>
          </table:table-cell>
        </table:table-row>
        <table:table-row>
          <table:table-cell table:style-name="Tabela2.A2" office:value-type="string">
            <text:p text:style-name="Table_20_Contents">Scenariusz:</text:p>
          </table:table-cell>
          <table:table-cell table:style-name="Tabela2.B2" office:value-type="string">
            <text:p text:style-name="Standard">1. Użytkownik podaje login (root);</text:p>
            <text:p text:style-name="Standard">2. Użytkownik podaje hasło (qwerty);</text:p>
            <text:p text:style-name="Standard">3. Użytkownik wciska przycisk ZALOGUJ;</text:p>
            <text:p text:style-name="Standard">4. System przeprowadza weryfikację;</text:p>
            <text:p text:style-name="Standard">5. System wyświetla błąd.</text:p>
          </table:table-cell>
        </table:table-row>
        <table:table-row>
          <table:table-cell table:style-name="Tabela2.A2" office:value-type="string">
            <text:p text:style-name="Table_20_Contents">Oczekiwany rezultat:</text:p>
          </table:table-cell>
          <table:table-cell table:style-name="Tabela2.B2" office:value-type="string">
            <text:p text:style-name="Table_20_Contents">Wyświetlenie błędu logowania</text:p>
          </table:table-cell>
        </table:table-row>
        <table:table-row>
          <table:table-cell table:style-name="Tabela2.A2" office:value-type="string">
            <text:p text:style-name="Table_20_Contents">Warunki końcowe:</text:p>
          </table:table-cell>
          <table:table-cell table:style-name="Tabela2.B2" office:value-type="string">
            <text:p text:style-name="Table_20_Contents">Użytkownik nie jest zalogowany</text:p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Nazwa:</text:p>
          </table:table-cell>
          <table:table-cell table:style-name="Tabela3.B1" office:value-type="string">
            <text:p text:style-name="Table_20_Contents">PT3</text:p>
          </table:table-cell>
        </table:table-row>
        <table:table-row>
          <table:table-cell table:style-name="Tabela3.A2" office:value-type="string">
            <text:p text:style-name="Table_20_Contents">Temat:</text:p>
          </table:table-cell>
          <table:table-cell table:style-name="Tabela3.B2" office:value-type="string">
            <text:p text:style-name="Table_20_Contents">Niepoprawne zalogowanie (błędny login):</text:p>
          </table:table-cell>
        </table:table-row>
        <table:table-row>
          <table:table-cell table:style-name="Tabela3.A2" office:value-type="string">
            <text:p text:style-name="Table_20_Contents">Warunki początkowe:</text:p>
          </table:table-cell>
          <table:table-cell table:style-name="Tabela3.B2" office:value-type="string">
            <text:p text:style-name="Table_20_Contents">Użytkownik wchodzi na stronę logowania/nie jest zalogowany</text:p>
          </table:table-cell>
        </table:table-row>
        <table:table-row>
          <table:table-cell table:style-name="Tabela3.A2" office:value-type="string">
            <text:p text:style-name="Table_20_Contents">Scenariusz:</text:p>
          </table:table-cell>
          <table:table-cell table:style-name="Tabela3.B2" office:value-type="string">
            <text:p text:style-name="Standard">1. Użytkownik podaje login (ruut);</text:p>
            <text:p text:style-name="Standard">2. Użytkownik podaje hasło (qwertyuiop);</text:p>
            <text:p text:style-name="Standard">3. Użytkownik wciska przycisk ZALOGUJ;</text:p>
            <text:p text:style-name="Standard">4. System przeprowadza weryfikację;</text:p>
            <text:p text:style-name="Standard">5. System wyświetla błąd.</text:p>
          </table:table-cell>
        </table:table-row>
        <table:table-row>
          <table:table-cell table:style-name="Tabela3.A2" office:value-type="string">
            <text:p text:style-name="Table_20_Contents">Oczekiwany rezultat:</text:p>
          </table:table-cell>
          <table:table-cell table:style-name="Tabela3.B2" office:value-type="string">
            <text:p text:style-name="Table_20_Contents">Wyświetlenie błędu logowania</text:p>
          </table:table-cell>
        </table:table-row>
        <table:table-row>
          <table:table-cell table:style-name="Tabela3.A2" office:value-type="string">
            <text:p text:style-name="Table_20_Contents">Warunki końcowe:</text:p>
          </table:table-cell>
          <table:table-cell table:style-name="Tabela3.B2" office:value-type="string">
            <text:p text:style-name="Table_20_Contents">Użytkownik nie jest zalogowany</text:p>
          </table:table-cell>
        </table:table-row>
      </table:table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Nazwa:</text:p>
          </table:table-cell>
          <table:table-cell table:style-name="Tabela4.B1" office:value-type="string">
            <text:p text:style-name="Table_20_Contents">PT4</text:p>
          </table:table-cell>
        </table:table-row>
        <table:table-row>
          <table:table-cell table:style-name="Tabela4.A2" office:value-type="string">
            <text:p text:style-name="Table_20_Contents">Temat:</text:p>
          </table:table-cell>
          <table:table-cell table:style-name="Tabela4.B2" office:value-type="string">
            <text:p text:style-name="Table_20_Contents">Niepoprawne zalogowanie (błędne hasło i login):</text:p>
          </table:table-cell>
        </table:table-row>
        <table:table-row>
          <table:table-cell table:style-name="Tabela4.A2" office:value-type="string">
            <text:p text:style-name="Table_20_Contents">Warunki początkowe:</text:p>
          </table:table-cell>
          <table:table-cell table:style-name="Tabela4.B2" office:value-type="string">
            <text:p text:style-name="Table_20_Contents">Użytkownik wchodzi na stronę logowania/nie jest zalogowany</text:p>
          </table:table-cell>
        </table:table-row>
        <table:table-row>
          <table:table-cell table:style-name="Tabela4.A2" office:value-type="string">
            <text:p text:style-name="Table_20_Contents">Scenariusz:</text:p>
          </table:table-cell>
          <table:table-cell table:style-name="Tabela4.B2" office:value-type="string">
            <text:p text:style-name="Standard">1. Użytkownik podaje login (ruut);</text:p>
            <text:p text:style-name="Standard">2. Użytkownik podaje hasło (qwerty);</text:p>
            <text:p text:style-name="Standard"><text:soft-page-break/>3. Użytkownik wciska przycisk ZALOGUJ;</text:p>
            <text:p text:style-name="Standard">4. System przeprowadza weryfikację;</text:p>
            <text:p text:style-name="Standard">5. System wyświetla błąd.</text:p>
          </table:table-cell>
        </table:table-row>
        <table:table-row>
          <table:table-cell table:style-name="Tabela4.A2" office:value-type="string">
            <text:p text:style-name="Table_20_Contents">Oczekiwany rezultat:</text:p>
          </table:table-cell>
          <table:table-cell table:style-name="Tabela4.B2" office:value-type="string">
            <text:p text:style-name="Table_20_Contents">Wyświetlenie błędu logowania</text:p>
          </table:table-cell>
        </table:table-row>
        <table:table-row>
          <table:table-cell table:style-name="Tabela4.A2" office:value-type="string">
            <text:p text:style-name="Table_20_Contents">Warunki końcowe:</text:p>
          </table:table-cell>
          <table:table-cell table:style-name="Tabela4.B2" office:value-type="string">
            <text:p text:style-name="Table_20_Contents">Użytkownik nie jest zalogowany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Nazwa:</text:p>
          </table:table-cell>
          <table:table-cell table:style-name="Tabela5.B1" office:value-type="string">
            <text:p text:style-name="Table_20_Contents">PT5</text:p>
          </table:table-cell>
        </table:table-row>
        <table:table-row>
          <table:table-cell table:style-name="Tabela5.A2" office:value-type="string">
            <text:p text:style-name="Table_20_Contents">Temat:</text:p>
          </table:table-cell>
          <table:table-cell table:style-name="Tabela5.B2" office:value-type="string">
            <text:p text:style-name="Table_20_Contents">Niepoprawne zalogowanie (użytkownik jest już zalogowany):</text:p>
          </table:table-cell>
        </table:table-row>
        <table:table-row>
          <table:table-cell table:style-name="Tabela5.A2" office:value-type="string">
            <text:p text:style-name="Table_20_Contents">Warunki początkowe:</text:p>
          </table:table-cell>
          <table:table-cell table:style-name="Tabela5.B2" office:value-type="string">
            <text:p text:style-name="Table_20_Contents">Użytkownik wchodzi na stronę logowania/jest zalogowany</text:p>
          </table:table-cell>
        </table:table-row>
        <table:table-row>
          <table:table-cell table:style-name="Tabela5.A2" office:value-type="string">
            <text:p text:style-name="Table_20_Contents">Scenariusz:</text:p>
          </table:table-cell>
          <table:table-cell table:style-name="Tabela5.B2" office:value-type="string">
            <text:p text:style-name="Standard">1. System wyświetla błąd.</text:p>
          </table:table-cell>
        </table:table-row>
        <table:table-row>
          <table:table-cell table:style-name="Tabela5.A2" office:value-type="string">
            <text:p text:style-name="Table_20_Contents">Oczekiwany rezultat:</text:p>
          </table:table-cell>
          <table:table-cell table:style-name="Tabela5.B2" office:value-type="string">
            <text:p text:style-name="Table_20_Contents">Wyświetlenie błędu próby logowania</text:p>
          </table:table-cell>
        </table:table-row>
        <table:table-row>
          <table:table-cell table:style-name="Tabela5.A2" office:value-type="string">
            <text:p text:style-name="Table_20_Contents">Warunki końcowe:</text:p>
          </table:table-cell>
          <table:table-cell table:style-name="Tabela5.B2" office:value-type="string">
            <text:p text:style-name="Table_20_Contents">Użytkownik jest zalogowany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Table_20_Contents">Nazwa:</text:p>
          </table:table-cell>
          <table:table-cell table:style-name="Tabela6.B1" office:value-type="string">
            <text:p text:style-name="Table_20_Contents">PT6</text:p>
          </table:table-cell>
        </table:table-row>
        <table:table-row>
          <table:table-cell table:style-name="Tabela6.A2" office:value-type="string">
            <text:p text:style-name="Table_20_Contents">Temat:</text:p>
          </table:table-cell>
          <table:table-cell table:style-name="Tabela6.B2" office:value-type="string">
            <text:p text:style-name="Table_20_Contents">Niepoprawne zalogowanie (brak wpisanych danych):</text:p>
          </table:table-cell>
        </table:table-row>
        <table:table-row>
          <table:table-cell table:style-name="Tabela6.A2" office:value-type="string">
            <text:p text:style-name="Table_20_Contents">Warunki początkowe:</text:p>
          </table:table-cell>
          <table:table-cell table:style-name="Tabela6.B2" office:value-type="string">
            <text:p text:style-name="Table_20_Contents">Użytkownik wchodzi na stronę logowania/nie jest zalogowany</text:p>
          </table:table-cell>
        </table:table-row>
        <table:table-row>
          <table:table-cell table:style-name="Tabela6.A2" office:value-type="string">
            <text:p text:style-name="Table_20_Contents">Scenariusz:</text:p>
          </table:table-cell>
          <table:table-cell table:style-name="Tabela6.B2" office:value-type="string">
            <text:p text:style-name="Standard">1. Użytkownik nie podaje loginu;</text:p>
            <text:p text:style-name="Standard">2. Użytkownik nie podaje hasła;</text:p>
            <text:p text:style-name="Standard">3. Użytkownik wciska przycisk ZALOGUJ;</text:p>
            <text:p text:style-name="Standard">4. System przeprowadza weryfikację;</text:p>
            <text:p text:style-name="Standard">5. System wyświetla błąd.</text:p>
          </table:table-cell>
        </table:table-row>
        <table:table-row>
          <table:table-cell table:style-name="Tabela6.A2" office:value-type="string">
            <text:p text:style-name="Table_20_Contents">Oczekiwany rezultat:</text:p>
          </table:table-cell>
          <table:table-cell table:style-name="Tabela6.B2" office:value-type="string">
            <text:p text:style-name="Table_20_Contents">Wyświetlenie błędu logowania</text:p>
          </table:table-cell>
        </table:table-row>
        <table:table-row>
          <table:table-cell table:style-name="Tabela6.A2" office:value-type="string">
            <text:p text:style-name="Table_20_Contents">Warunki końcowe:</text:p>
          </table:table-cell>
          <table:table-cell table:style-name="Tabela6.B2" office:value-type="string">
            <text:p text:style-name="Table_20_Contents">Użytkownik nie jest zalogowany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Nazwa:</text:p>
          </table:table-cell>
          <table:table-cell table:style-name="Tabela7.B1" office:value-type="string">
            <text:p text:style-name="Table_20_Contents">PT7</text:p>
          </table:table-cell>
        </table:table-row>
        <table:table-row>
          <table:table-cell table:style-name="Tabela7.A2" office:value-type="string">
            <text:p text:style-name="Table_20_Contents">Temat:</text:p>
          </table:table-cell>
          <table:table-cell table:style-name="Tabela7.B2" office:value-type="string">
            <text:p text:style-name="Table_20_Contents">Poprawne wyszukanie książek;</text:p>
          </table:table-cell>
        </table:table-row>
        <table:table-row>
          <table:table-cell table:style-name="Tabela7.A2" office:value-type="string">
            <text:p text:style-name="Table_20_Contents">Warunki początkowe:</text:p>
          </table:table-cell>
          <table:table-cell table:style-name="Tabela7.B2" office:value-type="string">
            <text:p text:style-name="Table_20_Contents">Użytkownik wchodzi na stronę wyszukiwania/jest zalogowany</text:p>
          </table:table-cell>
        </table:table-row>
        <table:table-row>
          <table:table-cell table:style-name="Tabela7.A2" office:value-type="string">
            <text:p text:style-name="Table_20_Contents">Scenariusz:</text:p>
          </table:table-cell>
          <table:table-cell table:style-name="Tabela7.B2" office:value-type="string">
            <text:p text:style-name="Standard">1. Użytkownik wpisuje hasło do wyszukania (Solaris);</text:p>
            <text:p text:style-name="Standard">2. Użytkownik wybiera kategorię wyszukiwania (książki);</text:p>
            <text:p text:style-name="Standard">3. Użytkownik wciska przycisk WYSZUKAJ;</text:p>
            <text:p text:style-name="Standard">4. System przeszukuje bazy danych;</text:p>
            <text:p text:style-name="Standard">5. System wyświetla listę wyszukanych pozycji;</text:p>
          </table:table-cell>
        </table:table-row>
        <table:table-row>
          <table:table-cell table:style-name="Tabela7.A2" office:value-type="string">
            <text:p text:style-name="Table_20_Contents">Oczekiwany rezultat:</text:p>
          </table:table-cell>
          <table:table-cell table:style-name="Tabela7.B2" office:value-type="string">
            <text:p text:style-name="Table_20_Contents">Wyświetlenie wyników wyszukiwania</text:p>
          </table:table-cell>
        </table:table-row>
        <table:table-row>
          <table:table-cell table:style-name="Tabela7.A2" office:value-type="string">
            <text:p text:style-name="Table_20_Contents">Warunki końcowe:</text:p>
          </table:table-cell>
          <table:table-cell table:style-name="Tabela7.B2" office:value-type="string">
            <text:p text:style-name="Table_20_Contents">Użytkownik otrzymuje wyniki wyszukiwania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Nazwa:</text:p>
          </table:table-cell>
          <table:table-cell table:style-name="Tabela8.B1" office:value-type="string">
            <text:p text:style-name="Table_20_Contents">PT8</text:p>
          </table:table-cell>
        </table:table-row>
        <table:table-row>
          <table:table-cell table:style-name="Tabela8.A2" office:value-type="string">
            <text:p text:style-name="Table_20_Contents">Temat:</text:p>
          </table:table-cell>
          <table:table-cell table:style-name="Tabela8.B2" office:value-type="string">
            <text:p text:style-name="Table_20_Contents">Niepoprawne wyszukanie książek (nie wybrano kategorii);</text:p>
          </table:table-cell>
        </table:table-row>
        <table:table-row>
          <table:table-cell table:style-name="Tabela8.A2" office:value-type="string">
            <text:p text:style-name="Table_20_Contents">Warunki początkowe:</text:p>
          </table:table-cell>
          <table:table-cell table:style-name="Tabela8.B2" office:value-type="string">
            <text:p text:style-name="Table_20_Contents">Użytkownik wchodzi na stronę wyszukiwania/jest zalogowany</text:p>
          </table:table-cell>
        </table:table-row>
        <text:soft-page-break/>
        <table:table-row>
          <table:table-cell table:style-name="Tabela8.A2" office:value-type="string">
            <text:p text:style-name="Table_20_Contents">Scenariusz:</text:p>
          </table:table-cell>
          <table:table-cell table:style-name="Tabela8.B2" office:value-type="string">
            <text:p text:style-name="Standard">1. Użytkownik wpisuje hasło do wyszukania (Solaris);</text:p>
            <text:p text:style-name="Standard">2. Użytkownik nie wybiera kategorii wyszukiwania;</text:p>
            <text:p text:style-name="Standard">3. Użytkownik wciska przycisk WYSZUKAJ;</text:p>
            <text:p text:style-name="Standard">4. System wyświetla komunikat błędu „<text:span text:style-name="T1">Nie podano kategorii”</text:span>;</text:p>
          </table:table-cell>
        </table:table-row>
        <table:table-row>
          <table:table-cell table:style-name="Tabela8.A2" office:value-type="string">
            <text:p text:style-name="Table_20_Contents">Oczekiwany rezultat:</text:p>
          </table:table-cell>
          <table:table-cell table:style-name="Tabela8.B2" office:value-type="string">
            <text:p text:style-name="Table_20_Contents">Wyświetlenie komunikatu błędu</text:p>
          </table:table-cell>
        </table:table-row>
        <table:table-row>
          <table:table-cell table:style-name="Tabela8.A2" office:value-type="string">
            <text:p text:style-name="Table_20_Contents">Warunki końcowe:</text:p>
          </table:table-cell>
          <table:table-cell table:style-name="Tabela8.B2" office:value-type="string">
            <text:p text:style-name="Table_20_Contents">Użytkownik nie otrzymuje wyników wyszukiwania</text:p>
          </table:table-cell>
        </table:table-row>
      </table:table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Nazwa:</text:p>
          </table:table-cell>
          <table:table-cell table:style-name="Tabela9.B1" office:value-type="string">
            <text:p text:style-name="Table_20_Contents">PT9</text:p>
          </table:table-cell>
        </table:table-row>
        <table:table-row>
          <table:table-cell table:style-name="Tabela9.A2" office:value-type="string">
            <text:p text:style-name="Table_20_Contents">Temat:</text:p>
          </table:table-cell>
          <table:table-cell table:style-name="Tabela9.B2" office:value-type="string">
            <text:p text:style-name="Table_20_Contents">Niepoprawne wyszukanie książek (nie wpisano hasła);</text:p>
          </table:table-cell>
        </table:table-row>
        <table:table-row>
          <table:table-cell table:style-name="Tabela9.A2" office:value-type="string">
            <text:p text:style-name="Table_20_Contents">Warunki początkowe:</text:p>
          </table:table-cell>
          <table:table-cell table:style-name="Tabela9.B2" office:value-type="string">
            <text:p text:style-name="Table_20_Contents">Użytkownik wchodzi na stronę wyszukiwania/jest zalogowany</text:p>
          </table:table-cell>
        </table:table-row>
        <table:table-row>
          <table:table-cell table:style-name="Tabela9.A2" office:value-type="string">
            <text:p text:style-name="Table_20_Contents">Scenariusz:</text:p>
          </table:table-cell>
          <table:table-cell table:style-name="Tabela9.B2" office:value-type="string">
            <text:p text:style-name="Standard">1. Użytkownik nie wpisuje hasła do wyszukania;</text:p>
            <text:p text:style-name="Standard">2. Użytkownik wybiera kategorii wyszukiwania (książki);</text:p>
            <text:p text:style-name="Standard">3. Użytkownik wciska przycisk WYSZUKAJ;</text:p>
            <text:p text:style-name="Standard">4. System wyświetla komunikat błędu „<text:span text:style-name="T1">Nie podano hasła”</text:span>;</text:p>
          </table:table-cell>
        </table:table-row>
        <table:table-row>
          <table:table-cell table:style-name="Tabela9.A2" office:value-type="string">
            <text:p text:style-name="Table_20_Contents">Oczekiwany rezultat:</text:p>
          </table:table-cell>
          <table:table-cell table:style-name="Tabela9.B2" office:value-type="string">
            <text:p text:style-name="Table_20_Contents">Wyświetlenie komunikatu błędu</text:p>
          </table:table-cell>
        </table:table-row>
        <table:table-row>
          <table:table-cell table:style-name="Tabela9.A2" office:value-type="string">
            <text:p text:style-name="Table_20_Contents">Warunki końcowe:</text:p>
          </table:table-cell>
          <table:table-cell table:style-name="Tabela9.B2" office:value-type="string">
            <text:p text:style-name="Table_20_Contents">Użytkownik nie otrzymuje wyników wyszukiwania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Nazwa:</text:p>
          </table:table-cell>
          <table:table-cell table:style-name="Tabela10.B1" office:value-type="string">
            <text:p text:style-name="Table_20_Contents">PT10</text:p>
          </table:table-cell>
        </table:table-row>
        <table:table-row>
          <table:table-cell table:style-name="Tabela10.A2" office:value-type="string">
            <text:p text:style-name="Table_20_Contents">Temat:</text:p>
          </table:table-cell>
          <table:table-cell table:style-name="Tabela10.B2" office:value-type="string">
            <text:p text:style-name="Table_20_Contents">Niepoprawne wyszukanie książek (nie wpisano hasła i nie podano kategorii);</text:p>
          </table:table-cell>
        </table:table-row>
        <table:table-row>
          <table:table-cell table:style-name="Tabela10.A2" office:value-type="string">
            <text:p text:style-name="Table_20_Contents">Warunki początkowe:</text:p>
          </table:table-cell>
          <table:table-cell table:style-name="Tabela10.B2" office:value-type="string">
            <text:p text:style-name="Table_20_Contents">Użytkownik wchodzi na stronę wyszukiwania/jest zalogowany</text:p>
          </table:table-cell>
        </table:table-row>
        <table:table-row>
          <table:table-cell table:style-name="Tabela10.A2" office:value-type="string">
            <text:p text:style-name="Table_20_Contents">Scenariusz:</text:p>
          </table:table-cell>
          <table:table-cell table:style-name="Tabela10.B2" office:value-type="string">
            <text:p text:style-name="Standard">1. Użytkownik nie wpisuje hasła do wyszukania;</text:p>
            <text:p text:style-name="Standard">2. Użytkownik nie wybiera kategorii wyszukiwania;</text:p>
            <text:p text:style-name="Standard">3. Użytkownik wciska przycisk WYSZUKAJ;</text:p>
            <text:p text:style-name="Standard">4. System wyświetla komunikat błędu;</text:p>
          </table:table-cell>
        </table:table-row>
        <table:table-row>
          <table:table-cell table:style-name="Tabela10.A2" office:value-type="string">
            <text:p text:style-name="Table_20_Contents">Oczekiwany rezultat:</text:p>
          </table:table-cell>
          <table:table-cell table:style-name="Tabela10.B2" office:value-type="string">
            <text:p text:style-name="Table_20_Contents">Wyświetlenie komunikatu błędu</text:p>
          </table:table-cell>
        </table:table-row>
        <table:table-row>
          <table:table-cell table:style-name="Tabela10.A2" office:value-type="string">
            <text:p text:style-name="Table_20_Contents">Warunki końcowe:</text:p>
          </table:table-cell>
          <table:table-cell table:style-name="Tabela10.B2" office:value-type="string">
            <text:p text:style-name="Table_20_Contents">Użytkownik nie otrzymuje wyników wyszukiwania</text:p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Nazwa:</text:p>
          </table:table-cell>
          <table:table-cell table:style-name="Tabela11.B1" office:value-type="string">
            <text:p text:style-name="Table_20_Contents">PT11</text:p>
          </table:table-cell>
        </table:table-row>
        <table:table-row>
          <table:table-cell table:style-name="Tabela11.A2" office:value-type="string">
            <text:p text:style-name="Table_20_Contents">Temat:</text:p>
          </table:table-cell>
          <table:table-cell table:style-name="Tabela11.B2" office:value-type="string">
            <text:p text:style-name="Table_20_Contents">Niepoprawne wyszukanie książek (niedozwolone znaki);</text:p>
          </table:table-cell>
        </table:table-row>
        <table:table-row>
          <table:table-cell table:style-name="Tabela11.A2" office:value-type="string">
            <text:p text:style-name="Table_20_Contents">Warunki początkowe:</text:p>
          </table:table-cell>
          <table:table-cell table:style-name="Tabela11.B2" office:value-type="string">
            <text:p text:style-name="Table_20_Contents">Użytkownik wchodzi na stronę wyszukiwania/jest zalogowany</text:p>
          </table:table-cell>
        </table:table-row>
        <table:table-row>
          <table:table-cell table:style-name="Tabela11.A2" office:value-type="string">
            <text:p text:style-name="Table_20_Contents">Scenariusz:</text:p>
          </table:table-cell>
          <table:table-cell table:style-name="Tabela11.B2" office:value-type="string">
            <text:p text:style-name="Standard">1. Użytkownik wpisuje hasło do wyszukania (?#$&gt;?@#);</text:p>
            <text:p text:style-name="Standard">2. Użytkownik wybiera kategorii wyszukiwania (autor);</text:p>
            <text:p text:style-name="Standard">3. Użytkownik wciska przycisk WYSZUKAJ;</text:p>
            <text:p text:style-name="Standard">4. System wyświetla komunikat błędu;</text:p>
          </table:table-cell>
        </table:table-row>
        <table:table-row>
          <table:table-cell table:style-name="Tabela11.A2" office:value-type="string">
            <text:p text:style-name="Table_20_Contents">Oczekiwany rezultat:</text:p>
          </table:table-cell>
          <table:table-cell table:style-name="Tabela11.B2" office:value-type="string">
            <text:p text:style-name="Table_20_Contents">Wyświetlenie komunikatu błędu</text:p>
          </table:table-cell>
        </table:table-row>
        <table:table-row>
          <table:table-cell table:style-name="Tabela11.A2" office:value-type="string">
            <text:p text:style-name="Table_20_Contents">Warunki końcowe:</text:p>
          </table:table-cell>
          <table:table-cell table:style-name="Tabela11.B2" office:value-type="string">
            <text:p text:style-name="Table_20_Contents">Użytkownik nie otrzymuje wyników wyszukiwan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Nazwa:</text:p>
          </table:table-cell>
          <table:table-cell table:style-name="Tabela12.B1" office:value-type="string">
            <text:p text:style-name="Table_20_Contents">PT12</text:p>
          </table:table-cell>
        </table:table-row>
        <table:table-row>
          <table:table-cell table:style-name="Tabela12.A2" office:value-type="string">
            <text:p text:style-name="Table_20_Contents">Temat:</text:p>
          </table:table-cell>
          <table:table-cell table:style-name="Tabela12.B2" office:value-type="string">
            <text:p text:style-name="Table_20_Contents">Niepoprawne wyszukanie książek (niedozwolone znaki i brak kategorii);</text:p>
          </table:table-cell>
        </table:table-row>
        <table:table-row>
          <table:table-cell table:style-name="Tabela12.A2" office:value-type="string">
            <text:p text:style-name="Table_20_Contents">Warunki początkowe:</text:p>
          </table:table-cell>
          <table:table-cell table:style-name="Tabela12.B2" office:value-type="string">
            <text:p text:style-name="Table_20_Contents">Użytkownik wchodzi na stronę wyszukiwania/jest zalogowany</text:p>
          </table:table-cell>
        </table:table-row>
        <table:table-row>
          <table:table-cell table:style-name="Tabela12.A2" office:value-type="string">
            <text:p text:style-name="Table_20_Contents">Scenariusz:</text:p>
          </table:table-cell>
          <table:table-cell table:style-name="Tabela12.B2" office:value-type="string">
            <text:p text:style-name="Standard">1. Użytkownik wpisuje hasła do wyszukania (?#$&gt;?@#);</text:p>
            <text:p text:style-name="Standard">2. Użytkownik nie wybiera kategorii wyszukiwania;</text:p>
            <text:p text:style-name="Standard">3. Użytkownik wciska przycisk WYSZUKAJ;</text:p>
            <text:p text:style-name="Standard">4. System wyświetla komunikat błędu;</text:p>
          </table:table-cell>
        </table:table-row>
        <table:table-row>
          <table:table-cell table:style-name="Tabela12.A2" office:value-type="string">
            <text:p text:style-name="Table_20_Contents">Oczekiwany rezultat:</text:p>
          </table:table-cell>
          <table:table-cell table:style-name="Tabela12.B2" office:value-type="string">
            <text:p text:style-name="Table_20_Contents">Wyświetlenie komunikatu błędu</text:p>
          </table:table-cell>
        </table:table-row>
        <table:table-row>
          <table:table-cell table:style-name="Tabela12.A2" office:value-type="string">
            <text:p text:style-name="Table_20_Contents">Warunki końcowe:</text:p>
          </table:table-cell>
          <table:table-cell table:style-name="Tabela12.B2" office:value-type="string">
            <text:p text:style-name="Table_20_Contents">Użytkownik nie otrzymuje wyników wyszukiwania</text:p>
          </table:table-cell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Nazwa:</text:p>
          </table:table-cell>
          <table:table-cell table:style-name="Tabela13.B1" office:value-type="string">
            <text:p text:style-name="Table_20_Contents">PT13</text:p>
          </table:table-cell>
        </table:table-row>
        <table:table-row>
          <table:table-cell table:style-name="Tabela13.A2" office:value-type="string">
            <text:p text:style-name="Table_20_Contents">Temat:</text:p>
          </table:table-cell>
          <table:table-cell table:style-name="Tabela13.B2" office:value-type="string">
            <text:p text:style-name="Table_20_Contents">Poprawne przeprowadzenie wydruku powiadomiania;</text:p>
          </table:table-cell>
        </table:table-row>
        <table:table-row>
          <table:table-cell table:style-name="Tabela13.A2" office:value-type="string">
            <text:p text:style-name="Table_20_Contents">Warunki początkowe:</text:p>
          </table:table-cell>
          <table:table-cell table:style-name="Tabela13.B2" office:value-type="string">
            <text:p text:style-name="Table_20_Contents">Użytkownik wchodzi na stronę zadłużeń/jest zalogowany/drukarka jest zainstalowana</text:p>
          </table:table-cell>
        </table:table-row>
        <table:table-row>
          <table:table-cell table:style-name="Tabela13.A2" office:value-type="string">
            <text:p text:style-name="Table_20_Contents">Scenariusz:</text:p>
          </table:table-cell>
          <table:table-cell table:style-name="Tabela13.B2" office:value-type="string">
            <text:p text:style-name="Standard">1. Użytkownik wybiera pozycję z listy zadłużeń (jkowalski);</text:p>
            <text:p text:style-name="Standard">2. Użytkownik naciska przycisk DRUKUJ;</text:p>
            <text:p text:style-name="Standard">3. System generuje dokumenty do wydruku;</text:p>
            <text:p text:style-name="Standard">4. System wyświetla komunikat poprawnego wydruku „<text:span text:style-name="T1">Drukowanie przebiegło pomyślnie”</text:span>;</text:p>
          </table:table-cell>
        </table:table-row>
        <table:table-row>
          <table:table-cell table:style-name="Tabela13.A2" office:value-type="string">
            <text:p text:style-name="Table_20_Contents">Oczekiwany rezultat:</text:p>
          </table:table-cell>
          <table:table-cell table:style-name="Tabela13.B2" office:value-type="string">
            <text:p text:style-name="Table_20_Contents">System generuje dokument i wysyła żądanie wydruku;</text:p>
          </table:table-cell>
        </table:table-row>
        <table:table-row>
          <table:table-cell table:style-name="Tabela13.A2" office:value-type="string">
            <text:p text:style-name="Table_20_Contents">Warunki końcowe:</text:p>
          </table:table-cell>
          <table:table-cell table:style-name="Tabela13.B2" office:value-type="string">
            <text:p text:style-name="Table_20_Contents">Użytkownik otrzymuje wydrukowany dokument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Nazwa:</text:p>
          </table:table-cell>
          <table:table-cell table:style-name="Tabela14.B1" office:value-type="string">
            <text:p text:style-name="Table_20_Contents">PT14</text:p>
          </table:table-cell>
        </table:table-row>
        <table:table-row>
          <table:table-cell table:style-name="Tabela14.A2" office:value-type="string">
            <text:p text:style-name="Table_20_Contents">Temat:</text:p>
          </table:table-cell>
          <table:table-cell table:style-name="Tabela14.B2" office:value-type="string">
            <text:p text:style-name="Table_20_Contents">Niepoprawne przeprowadzenie wydruku powiadomiania (nie wybrano zadłużenia);</text:p>
          </table:table-cell>
        </table:table-row>
        <table:table-row>
          <table:table-cell table:style-name="Tabela14.A2" office:value-type="string">
            <text:p text:style-name="Table_20_Contents">Warunki początkowe:</text:p>
          </table:table-cell>
          <table:table-cell table:style-name="Tabela14.B2" office:value-type="string">
            <text:p text:style-name="Table_20_Contents">Użytkownik wchodzi na stronę zadłużeń/jest zalogowany/drukarka jest zainstalowana</text:p>
          </table:table-cell>
        </table:table-row>
        <table:table-row>
          <table:table-cell table:style-name="Tabela14.A2" office:value-type="string">
            <text:p text:style-name="Table_20_Contents">Scenariusz:</text:p>
          </table:table-cell>
          <table:table-cell table:style-name="Tabela14.B2" office:value-type="string">
            <text:p text:style-name="Standard">1. Użytkownik nie wybiera pozycji z listy zadłużeń;</text:p>
            <text:p text:style-name="Standard">2. Użytkownik naciska przycisk DRUKUJ;</text:p>
            <text:p text:style-name="Standard">3. System generuje dokumenty do wydruku;</text:p>
            <text:p text:style-name="Standard">4. System wyświetla komunikat błędu;</text:p>
          </table:table-cell>
        </table:table-row>
        <table:table-row>
          <table:table-cell table:style-name="Tabela14.A2" office:value-type="string">
            <text:p text:style-name="Table_20_Contents">Oczekiwany rezultat:</text:p>
          </table:table-cell>
          <table:table-cell table:style-name="Tabela14.B2" office:value-type="string">
            <text:p text:style-name="Table_20_Contents">System generuje komunikat błędu;</text:p>
          </table:table-cell>
        </table:table-row>
        <table:table-row>
          <table:table-cell table:style-name="Tabela14.A2" office:value-type="string">
            <text:p text:style-name="Table_20_Contents">Warunki końcowe:</text:p>
          </table:table-cell>
          <table:table-cell table:style-name="Tabela14.B2" office:value-type="string">
            <text:p text:style-name="Table_20_Contents">Użytkownik nie otrzymuje wydruku;</text:p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Nazwa:</text:p>
          </table:table-cell>
          <table:table-cell table:style-name="Tabela15.B1" office:value-type="string">
            <text:p text:style-name="Table_20_Contents">PT15</text:p>
          </table:table-cell>
        </table:table-row>
        <table:table-row>
          <table:table-cell table:style-name="Tabela15.A2" office:value-type="string">
            <text:p text:style-name="Table_20_Contents">Temat:</text:p>
          </table:table-cell>
          <table:table-cell table:style-name="Tabela15.B2" office:value-type="string">
            <text:p text:style-name="Table_20_Contents">Niepoprawne przeprowadzenie wydruku powiadomiania (brak zainstalowanej drukarki);</text:p>
          </table:table-cell>
        </table:table-row>
        <table:table-row>
          <table:table-cell table:style-name="Tabela15.A2" office:value-type="string">
            <text:p text:style-name="Table_20_Contents">Warunki początkowe:</text:p>
          </table:table-cell>
          <table:table-cell table:style-name="Tabela15.B2" office:value-type="string">
            <text:p text:style-name="Table_20_Contents">Użytkownik wchodzi na stronę zadłużeń/jest zalogowany/drukarka nie <text:s/>jest zainstalowana</text:p>
          </table:table-cell>
        </table:table-row>
        <text:soft-page-break/>
        <table:table-row>
          <table:table-cell table:style-name="Tabela15.A2" office:value-type="string">
            <text:p text:style-name="Table_20_Contents">Scenariusz:</text:p>
          </table:table-cell>
          <table:table-cell table:style-name="Tabela15.B2" office:value-type="string">
            <text:p text:style-name="Standard">1. Użytkownik wybiera pozycję z listy zadłużeń (jkowalski);</text:p>
            <text:p text:style-name="Standard">2. Użytkownik naciska przycisk DRUKUJ;</text:p>
            <text:p text:style-name="Standard">3. System generuje dokumenty do wydruku;</text:p>
            <text:p text:style-name="Standard">4. System wyświetla komunikat błędu</text:p>
          </table:table-cell>
        </table:table-row>
        <table:table-row>
          <table:table-cell table:style-name="Tabela15.A2" office:value-type="string">
            <text:p text:style-name="Table_20_Contents">Oczekiwany rezultat:</text:p>
          </table:table-cell>
          <table:table-cell table:style-name="Tabela15.B2" office:value-type="string">
            <text:p text:style-name="Table_20_Contents">System generuje dokument i wysyła żądanie wydruku, które nie zostaje wykonane;</text:p>
          </table:table-cell>
        </table:table-row>
        <table:table-row>
          <table:table-cell table:style-name="Tabela15.A2" office:value-type="string">
            <text:p text:style-name="Table_20_Contents">Warunki końcowe:</text:p>
          </table:table-cell>
          <table:table-cell table:style-name="Tabela15.B2" office:value-type="string">
            <text:p text:style-name="Table_20_Contents">Użytkownik nie otrzymuje wydrukowanego dokumentu</text:p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Nazwa:</text:p>
          </table:table-cell>
          <table:table-cell table:style-name="Tabela16.B1" office:value-type="string">
            <text:p text:style-name="Table_20_Contents">PT16</text:p>
          </table:table-cell>
        </table:table-row>
        <table:table-row>
          <table:table-cell table:style-name="Tabela16.A2" office:value-type="string">
            <text:p text:style-name="Table_20_Contents">Temat:</text:p>
          </table:table-cell>
          <table:table-cell table:style-name="Tabela16.B2" office:value-type="string">
            <text:p text:style-name="Table_20_Contents">Niepoprawne przeprowadzenie wydruku powiadomiania (brak zainstalowanej drukarki i brak wybranej pozycji);</text:p>
          </table:table-cell>
        </table:table-row>
        <table:table-row>
          <table:table-cell table:style-name="Tabela16.A2" office:value-type="string">
            <text:p text:style-name="Table_20_Contents">Warunki początkowe:</text:p>
          </table:table-cell>
          <table:table-cell table:style-name="Tabela16.B2" office:value-type="string">
            <text:p text:style-name="Table_20_Contents">Użytkownik wchodzi na stronę zadłużeń/jest zalogowany/drukarka nie <text:s/>jest zainstalowana</text:p>
          </table:table-cell>
        </table:table-row>
        <table:table-row>
          <table:table-cell table:style-name="Tabela16.A2" office:value-type="string">
            <text:p text:style-name="Table_20_Contents">Scenariusz:</text:p>
          </table:table-cell>
          <table:table-cell table:style-name="Tabela16.B2" office:value-type="string">
            <text:p text:style-name="Standard">1. Użytkownik nie wybiera pozycji z listy zadłużeń;</text:p>
            <text:p text:style-name="Standard">2. Użytkownik naciska przycisk DRUKUJ;</text:p>
            <text:p text:style-name="Standard">3. System generuje dokumenty do wydruku;</text:p>
            <text:p text:style-name="Standard">4. System wyświetla komunikat błędu</text:p>
          </table:table-cell>
        </table:table-row>
        <table:table-row>
          <table:table-cell table:style-name="Tabela16.A2" office:value-type="string">
            <text:p text:style-name="Table_20_Contents">Oczekiwany rezultat:</text:p>
          </table:table-cell>
          <table:table-cell table:style-name="Tabela16.B2" office:value-type="string">
            <text:p text:style-name="Table_20_Contents">System wyświetla komunikat błędu;</text:p>
          </table:table-cell>
        </table:table-row>
        <table:table-row>
          <table:table-cell table:style-name="Tabela16.A2" office:value-type="string">
            <text:p text:style-name="Table_20_Contents">Warunki końcowe:</text:p>
          </table:table-cell>
          <table:table-cell table:style-name="Tabela16.B2" office:value-type="string">
            <text:p text:style-name="Table_20_Contents">Użytkownik nie otrzymuje wydrukowanego dokumentu;</text:p>
          </table:table-cell>
        </table:table-row>
      </table:table>
      <text:p text:style-name="Standard"/>
      <text:p text:style-name="Standard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Nazwa:</text:p>
          </table:table-cell>
          <table:table-cell table:style-name="Tabela17.B1" office:value-type="string">
            <text:p text:style-name="Table_20_Contents">PT17</text:p>
          </table:table-cell>
        </table:table-row>
        <table:table-row>
          <table:table-cell table:style-name="Tabela17.A2" office:value-type="string">
            <text:p text:style-name="Table_20_Contents">Temat:</text:p>
          </table:table-cell>
          <table:table-cell table:style-name="Tabela17.B2" office:value-type="string">
            <text:p text:style-name="Table_20_Contents">Poprawne przeprowadzenie wypożyczenia książki</text:p>
          </table:table-cell>
        </table:table-row>
        <table:table-row>
          <table:table-cell table:style-name="Tabela17.A2" office:value-type="string">
            <text:p text:style-name="Table_20_Contents">Warunki początkowe:</text:p>
          </table:table-cell>
          <table:table-cell table:style-name="Tabela17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17.A2" office:value-type="string">
            <text:p text:style-name="Table_20_Contents">Scenariusz:</text:p>
          </table:table-cell>
          <table:table-cell table:style-name="Tabela17.B2" office:value-type="string">
            <text:p text:style-name="Standard">1. Użytkownik wypełnia pole Nr_ksiazki (21);</text:p>
            <text:p text:style-name="Standard">2. Użytkownik wypełnia pole Id_czytelnika (2);</text:p>
            <text:p text:style-name="Standard">3. Użytkownik wypełnia pole Okres (14)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 „<text:span text:style-name="T2">Zatwierdzono wypożyczenie książki”</text:span>;</text:p>
          </table:table-cell>
        </table:table-row>
        <table:table-row>
          <table:table-cell table:style-name="Tabela17.A2" office:value-type="string">
            <text:p text:style-name="Table_20_Contents">Oczekiwany rezultat:</text:p>
          </table:table-cell>
          <table:table-cell table:style-name="Tabela17.B2" office:value-type="string">
            <text:p text:style-name="Table_20_Contents">System wyświetla komunikat wypożyczenia książki i modyfikuje bazę danych</text:p>
          </table:table-cell>
        </table:table-row>
        <table:table-row>
          <table:table-cell table:style-name="Tabela17.A2" office:value-type="string">
            <text:p text:style-name="Table_20_Contents">Warunki końcowe:</text:p>
          </table:table-cell>
          <table:table-cell table:style-name="Tabela17.B2" office:value-type="string">
            <text:p text:style-name="Table_20_Contents">Użytkownik wypożycza książkę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Nazwa:</text:p>
          </table:table-cell>
          <table:table-cell table:style-name="Tabela18.B1" office:value-type="string">
            <text:p text:style-name="Table_20_Contents">PT18</text:p>
          </table:table-cell>
        </table:table-row>
        <table:table-row>
          <table:table-cell table:style-name="Tabela18.A2" office:value-type="string">
            <text:p text:style-name="Table_20_Contents">Temat:</text:p>
          </table:table-cell>
          <table:table-cell table:style-name="Tabela18.B2" office:value-type="string">
            <text:p text:style-name="Table_20_Contents">Niepoprawne przeprowadzenie wypożyczenia książki (puste pole Nr_książki)</text:p>
          </table:table-cell>
        </table:table-row>
        <table:table-row>
          <table:table-cell table:style-name="Tabela18.A2" office:value-type="string">
            <text:p text:style-name="Table_20_Contents">Warunki początkowe:</text:p>
          </table:table-cell>
          <table:table-cell table:style-name="Tabela18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18.A2" office:value-type="string">
            <text:p text:style-name="Table_20_Contents">Scenariusz:</text:p>
          </table:table-cell>
          <table:table-cell table:style-name="Tabela18.B2" office:value-type="string">
            <text:p text:style-name="Standard">1. Użytkownik nie wypełnia pola Nr_ksiazki;</text:p>
            <text:p text:style-name="Standard">2. Użytkownik wypełnia pole Id_czytelnika (2);</text:p>
            <text:p text:style-name="Standard">3. Użytkownik wypełnia pole Okres (14);</text:p>
            <text:p text:style-name="Standard">4. Użytkownik wciska przycisk WYPOŻYCZ;</text:p>
            <text:p text:style-name="Standard"><text:soft-page-break/>5. System weryfikuje dane;</text:p>
            <text:p text:style-name="Standard">6. System modyfikuje bazy danych;</text:p>
            <text:p text:style-name="Standard">7. System wyświetla komunikat błędu</text:p>
          </table:table-cell>
        </table:table-row>
        <table:table-row>
          <table:table-cell table:style-name="Tabela18.A2" office:value-type="string">
            <text:p text:style-name="Table_20_Contents">Oczekiwany rezultat:</text:p>
          </table:table-cell>
          <table:table-cell table:style-name="Tabela18.B2" office:value-type="string">
            <text:p text:style-name="Table_20_Contents">System wyświetla komunikat błędu</text:p>
          </table:table-cell>
        </table:table-row>
        <table:table-row>
          <table:table-cell table:style-name="Tabela18.A2" office:value-type="string">
            <text:p text:style-name="Table_20_Contents">Warunki końcowe:</text:p>
          </table:table-cell>
          <table:table-cell table:style-name="Tabela18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Nazwa:</text:p>
          </table:table-cell>
          <table:table-cell table:style-name="Tabela19.B1" office:value-type="string">
            <text:p text:style-name="Table_20_Contents">PT19</text:p>
          </table:table-cell>
        </table:table-row>
        <table:table-row>
          <table:table-cell table:style-name="Tabela19.A2" office:value-type="string">
            <text:p text:style-name="Table_20_Contents">Temat:</text:p>
          </table:table-cell>
          <table:table-cell table:style-name="Tabela19.B2" office:value-type="string">
            <text:p text:style-name="Table_20_Contents">Niepoprawne przeprowadzenie wypożyczenia książki (puste pole Id_czytelnika)</text:p>
          </table:table-cell>
        </table:table-row>
        <table:table-row>
          <table:table-cell table:style-name="Tabela19.A2" office:value-type="string">
            <text:p text:style-name="Table_20_Contents">Warunki początkowe:</text:p>
          </table:table-cell>
          <table:table-cell table:style-name="Tabela19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19.A2" office:value-type="string">
            <text:p text:style-name="Table_20_Contents">Scenariusz:</text:p>
          </table:table-cell>
          <table:table-cell table:style-name="Tabela19.B2" office:value-type="string">
            <text:p text:style-name="Standard">1. Użytkownik wypełnia pole Nr_ksiazki (21);</text:p>
            <text:p text:style-name="Standard">2. Użytkownik nie wypełnia pola Id_czytelnika;</text:p>
            <text:p text:style-name="Standard">3. Użytkownik wypełnia pole Okres (14)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 błędu;</text:p>
          </table:table-cell>
        </table:table-row>
        <table:table-row>
          <table:table-cell table:style-name="Tabela19.A2" office:value-type="string">
            <text:p text:style-name="Table_20_Contents">Oczekiwany rezultat:</text:p>
          </table:table-cell>
          <table:table-cell table:style-name="Tabela19.B2" office:value-type="string">
            <text:p text:style-name="Table_20_Contents">System wyświetla komunikat błędu</text:p>
          </table:table-cell>
        </table:table-row>
        <table:table-row>
          <table:table-cell table:style-name="Tabela19.A2" office:value-type="string">
            <text:p text:style-name="Table_20_Contents">Warunki końcowe:</text:p>
          </table:table-cell>
          <table:table-cell table:style-name="Tabela19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Nazwa:</text:p>
          </table:table-cell>
          <table:table-cell table:style-name="Tabela20.B1" office:value-type="string">
            <text:p text:style-name="Table_20_Contents">PT20</text:p>
          </table:table-cell>
        </table:table-row>
        <table:table-row>
          <table:table-cell table:style-name="Tabela20.A2" office:value-type="string">
            <text:p text:style-name="Table_20_Contents">Temat:</text:p>
          </table:table-cell>
          <table:table-cell table:style-name="Tabela20.B2" office:value-type="string">
            <text:p text:style-name="Table_20_Contents">Niepoprawne przeprowadzenie wypożyczenia książki (puste pole Okres)</text:p>
          </table:table-cell>
        </table:table-row>
        <table:table-row>
          <table:table-cell table:style-name="Tabela20.A2" office:value-type="string">
            <text:p text:style-name="Table_20_Contents">Warunki początkowe:</text:p>
          </table:table-cell>
          <table:table-cell table:style-name="Tabela20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20.A2" office:value-type="string">
            <text:p text:style-name="Table_20_Contents">Scenariusz:</text:p>
          </table:table-cell>
          <table:table-cell table:style-name="Tabela20.B2" office:value-type="string">
            <text:p text:style-name="Standard">1. Użytkownik wypełnia pole Nr_ksiazki (21);</text:p>
            <text:p text:style-name="Standard">2. Użytkownik wypełnia pole Id_czytelnika (2);</text:p>
            <text:p text:style-name="Standard">3. Użytkownik nie wypełnia pola Okres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;</text:p>
          </table:table-cell>
        </table:table-row>
        <table:table-row>
          <table:table-cell table:style-name="Tabela20.A2" office:value-type="string">
            <text:p text:style-name="Table_20_Contents">Oczekiwany rezultat:</text:p>
          </table:table-cell>
          <table:table-cell table:style-name="Tabela20.B2" office:value-type="string">
            <text:p text:style-name="Table_20_Contents">System wyświetla komunikat błędu</text:p>
          </table:table-cell>
        </table:table-row>
        <table:table-row>
          <table:table-cell table:style-name="Tabela20.A2" office:value-type="string">
            <text:p text:style-name="Table_20_Contents">Warunki końcowe:</text:p>
          </table:table-cell>
          <table:table-cell table:style-name="Tabela20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Nazwa:</text:p>
          </table:table-cell>
          <table:table-cell table:style-name="Tabela21.B1" office:value-type="string">
            <text:p text:style-name="Table_20_Contents">PT21</text:p>
          </table:table-cell>
        </table:table-row>
        <table:table-row>
          <table:table-cell table:style-name="Tabela21.A2" office:value-type="string">
            <text:p text:style-name="Table_20_Contents">Temat:</text:p>
          </table:table-cell>
          <table:table-cell table:style-name="Tabela21.B2" office:value-type="string">
            <text:p text:style-name="Table_20_Contents">Niepoprawne przeprowadzenie wypożyczenia książki (niepoprawna wartość pola Nr_ksiazki)</text:p>
          </table:table-cell>
        </table:table-row>
        <table:table-row>
          <table:table-cell table:style-name="Tabela21.A2" office:value-type="string">
            <text:p text:style-name="Table_20_Contents">Warunki początkowe:</text:p>
          </table:table-cell>
          <table:table-cell table:style-name="Tabela21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21.A2" office:value-type="string">
            <text:p text:style-name="Table_20_Contents">Scenariusz:</text:p>
          </table:table-cell>
          <table:table-cell table:style-name="Tabela21.B2" office:value-type="string">
            <text:p text:style-name="Standard">1. Użytkownik wypełnia pole Nr_ksiazki (siedemsiedemdwa);</text:p>
            <text:p text:style-name="Standard">2. Użytkownik wypełnia pole Id_czytelnika (2);</text:p>
            <text:p text:style-name="Standard">3. Użytkownik wypełnia pole Okres (14);</text:p>
            <text:p text:style-name="Standard">4. Użytkownik wciska przycisk WYPOŻYCZ;</text:p>
            <text:p text:style-name="Standard">5. System weryfikuje dane;</text:p>
            <text:p text:style-name="Standard"><text:soft-page-break/>6. System modyfikuje bazy danych;</text:p>
            <text:p text:style-name="Standard">7. System wyświetla komunikat;</text:p>
          </table:table-cell>
        </table:table-row>
        <table:table-row>
          <table:table-cell table:style-name="Tabela21.A2" office:value-type="string">
            <text:p text:style-name="Table_20_Contents">Oczekiwany rezultat:</text:p>
          </table:table-cell>
          <table:table-cell table:style-name="Tabela21.B2" office:value-type="string">
            <text:p text:style-name="Table_20_Contents">System wyświetla komunikat błędu</text:p>
          </table:table-cell>
        </table:table-row>
        <table:table-row>
          <table:table-cell table:style-name="Tabela21.A2" office:value-type="string">
            <text:p text:style-name="Table_20_Contents">Warunki końcowe:</text:p>
          </table:table-cell>
          <table:table-cell table:style-name="Tabela21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Nazwa:</text:p>
          </table:table-cell>
          <table:table-cell table:style-name="Tabela22.B1" office:value-type="string">
            <text:p text:style-name="Table_20_Contents">PT22</text:p>
          </table:table-cell>
        </table:table-row>
        <table:table-row>
          <table:table-cell table:style-name="Tabela22.A2" office:value-type="string">
            <text:p text:style-name="Table_20_Contents">Temat:</text:p>
          </table:table-cell>
          <table:table-cell table:style-name="Tabela22.B2" office:value-type="string">
            <text:p text:style-name="Table_20_Contents">Niepoprawne przeprowadzenie wypożyczenia książki (niepoprawna wartość pola Id_czytelnika)</text:p>
          </table:table-cell>
        </table:table-row>
        <table:table-row>
          <table:table-cell table:style-name="Tabela22.A2" office:value-type="string">
            <text:p text:style-name="Table_20_Contents">Warunki początkowe:</text:p>
          </table:table-cell>
          <table:table-cell table:style-name="Tabela22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22.A2" office:value-type="string">
            <text:p text:style-name="Table_20_Contents">Scenariusz:</text:p>
          </table:table-cell>
          <table:table-cell table:style-name="Tabela22.B2" office:value-type="string">
            <text:p text:style-name="Standard">1. Użytkownik wypełnia pole Nr_ksiazki (21);</text:p>
            <text:p text:style-name="Standard">2. Użytkownik wypełnia pole Id_czytelnika (jkowalski);</text:p>
            <text:p text:style-name="Standard">3. Użytkownik wypełnia pole Okres (14)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;</text:p>
          </table:table-cell>
        </table:table-row>
        <table:table-row>
          <table:table-cell table:style-name="Tabela22.A2" office:value-type="string">
            <text:p text:style-name="Table_20_Contents">Oczekiwany rezultat:</text:p>
          </table:table-cell>
          <table:table-cell table:style-name="Tabela22.B2" office:value-type="string">
            <text:p text:style-name="Table_20_Contents">System wyświetla komunikat błędu</text:p>
          </table:table-cell>
        </table:table-row>
        <table:table-row>
          <table:table-cell table:style-name="Tabela22.A2" office:value-type="string">
            <text:p text:style-name="Table_20_Contents">Warunki końcowe:</text:p>
          </table:table-cell>
          <table:table-cell table:style-name="Tabela22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Nazwa:</text:p>
          </table:table-cell>
          <table:table-cell table:style-name="Tabela23.B1" office:value-type="string">
            <text:p text:style-name="Table_20_Contents">PT23</text:p>
          </table:table-cell>
        </table:table-row>
        <table:table-row>
          <table:table-cell table:style-name="Tabela23.A2" office:value-type="string">
            <text:p text:style-name="Table_20_Contents">Temat:</text:p>
          </table:table-cell>
          <table:table-cell table:style-name="Tabela23.B2" office:value-type="string">
            <text:p text:style-name="Table_20_Contents">Niepoprawne przeprowadzenie wypożyczenia książki (niepoprawna wartość pola okres)</text:p>
          </table:table-cell>
        </table:table-row>
        <table:table-row>
          <table:table-cell table:style-name="Tabela23.A2" office:value-type="string">
            <text:p text:style-name="Table_20_Contents">Warunki początkowe:</text:p>
          </table:table-cell>
          <table:table-cell table:style-name="Tabela23.B2" office:value-type="string">
            <text:p text:style-name="Table_20_Contents">Użytkownik wchodzi na stronę wypożyczeń/jest zalogowany</text:p>
          </table:table-cell>
        </table:table-row>
        <table:table-row>
          <table:table-cell table:style-name="Tabela23.A2" office:value-type="string">
            <text:p text:style-name="Table_20_Contents">Scenariusz:</text:p>
          </table:table-cell>
          <table:table-cell table:style-name="Tabela23.B2" office:value-type="string">
            <text:p text:style-name="Standard">1. Użytkownik wypełnia pole Nr_ksiazki (21);</text:p>
            <text:p text:style-name="Standard">2. Użytkownik wypełnia pole Id_czytelnika (2);</text:p>
            <text:p text:style-name="Standard">3. Użytkownik wypełnia pole Okres (tydzień)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;</text:p>
          </table:table-cell>
        </table:table-row>
        <table:table-row>
          <table:table-cell table:style-name="Tabela23.A2" office:value-type="string">
            <text:p text:style-name="Table_20_Contents">Oczekiwany rezultat:</text:p>
          </table:table-cell>
          <table:table-cell table:style-name="Tabela23.B2" office:value-type="string">
            <text:p text:style-name="Table_20_Contents">System wyświetla komunikat błędu</text:p>
          </table:table-cell>
        </table:table-row>
        <table:table-row>
          <table:table-cell table:style-name="Tabela23.A2" office:value-type="string">
            <text:p text:style-name="Table_20_Contents">Warunki końcowe:</text:p>
          </table:table-cell>
          <table:table-cell table:style-name="Tabela23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Nazwa:</text:p>
          </table:table-cell>
          <table:table-cell table:style-name="Tabela24.B1" office:value-type="string">
            <text:p text:style-name="Table_20_Contents">PT24</text:p>
          </table:table-cell>
        </table:table-row>
        <table:table-row>
          <table:table-cell table:style-name="Tabela24.A2" office:value-type="string">
            <text:p text:style-name="Table_20_Contents">Temat:</text:p>
          </table:table-cell>
          <table:table-cell table:style-name="Tabela24.B2" office:value-type="string">
            <text:p text:style-name="Table_20_Contents">Niepoprawne przeprowadzenie wypożyczenia książki (niepoprawna wartość pola Nr_ksiazki)</text:p>
          </table:table-cell>
        </table:table-row>
        <table:table-row>
          <table:table-cell table:style-name="Tabela24.A2" office:value-type="string">
            <text:p text:style-name="Table_20_Contents">Warunki początkowe:</text:p>
          </table:table-cell>
          <table:table-cell table:style-name="Tabela24.B2" office:value-type="string">
            <text:p text:style-name="Table_20_Contents">Użytkownik wchodzi na stronę wypożyczeń/jest zalogowany/czytelnik nie <text:s/>może wypożyczać książek</text:p>
          </table:table-cell>
        </table:table-row>
        <table:table-row>
          <table:table-cell table:style-name="Tabela24.A2" office:value-type="string">
            <text:p text:style-name="Table_20_Contents">Scenariusz:</text:p>
          </table:table-cell>
          <table:table-cell table:style-name="Tabela24.B2" office:value-type="string">
            <text:p text:style-name="Standard">1. Użytkownik wypełnia pole Nr_ksiazki (21);</text:p>
            <text:p text:style-name="Standard">2. Użytkownik wypełnia pole Id_czytelnika (2);</text:p>
            <text:p text:style-name="Standard">3. Użytkownik wypełnia pole Okres (14);</text:p>
            <text:p text:style-name="Standard">4. Użytkownik wciska przycisk WYPOŻYCZ;</text:p>
            <text:p text:style-name="Standard"><text:soft-page-break/>5. System weryfikuje dane;</text:p>
            <text:p text:style-name="Standard">6. System modyfikuje bazy danych;</text:p>
            <text:p text:style-name="Standard">7. System wyświetla komunikat;</text:p>
          </table:table-cell>
        </table:table-row>
        <table:table-row>
          <table:table-cell table:style-name="Tabela24.A2" office:value-type="string">
            <text:p text:style-name="Table_20_Contents">Oczekiwany rezultat:</text:p>
          </table:table-cell>
          <table:table-cell table:style-name="Tabela24.B2" office:value-type="string">
            <text:p text:style-name="Table_20_Contents">System wyświetla komunikat błędu</text:p>
          </table:table-cell>
        </table:table-row>
        <table:table-row>
          <table:table-cell table:style-name="Tabela24.A2" office:value-type="string">
            <text:p text:style-name="Table_20_Contents">Warunki końcowe:</text:p>
          </table:table-cell>
          <table:table-cell table:style-name="Tabela24.B2" office:value-type="string">
            <text:p text:style-name="Table_20_Contents">Użytkownik nie wypożycza książki</text:p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Nazwa:</text:p>
          </table:table-cell>
          <table:table-cell table:style-name="Tabela25.B1" office:value-type="string">
            <text:p text:style-name="Table_20_Contents">PT25</text:p>
          </table:table-cell>
        </table:table-row>
        <table:table-row>
          <table:table-cell table:style-name="Tabela25.A2" office:value-type="string">
            <text:p text:style-name="Table_20_Contents">Temat:</text:p>
          </table:table-cell>
          <table:table-cell table:style-name="Tabela25.B2" office:value-type="string">
            <text:p text:style-name="Table_20_Contents">Niepoprawne przeprowadzenie wypożyczenia książki (niepoprawna wartość pola Nr_ksiazki)</text:p>
          </table:table-cell>
        </table:table-row>
        <table:table-row>
          <table:table-cell table:style-name="Tabela25.A2" office:value-type="string">
            <text:p text:style-name="Table_20_Contents">Warunki początkowe:</text:p>
          </table:table-cell>
          <table:table-cell table:style-name="Tabela25.B2" office:value-type="string">
            <text:p text:style-name="Table_20_Contents">Użytkownik wchodzi na stronę wypożyczeń/jest zalogowany/książka nie jest dostępna</text:p>
          </table:table-cell>
        </table:table-row>
        <table:table-row>
          <table:table-cell table:style-name="Tabela25.A2" office:value-type="string">
            <text:p text:style-name="Table_20_Contents">Scenariusz:</text:p>
          </table:table-cell>
          <table:table-cell table:style-name="Tabela25.B2" office:value-type="string">
            <text:p text:style-name="Standard">1. Użytkownik wypełnia pole Nr_ksiazki (33);</text:p>
            <text:p text:style-name="Standard">2. Użytkownik wypełnia pole Id_czytelnika (2);</text:p>
            <text:p text:style-name="Standard">3. Użytkownik wypełnia pole Okres (14);</text:p>
            <text:p text:style-name="Standard">4. Użytkownik wciska przycisk WYPOŻYCZ;</text:p>
            <text:p text:style-name="Standard">5. System weryfikuje dane;</text:p>
            <text:p text:style-name="Standard">6. System modyfikuje bazy danych;</text:p>
            <text:p text:style-name="Standard">7. System wyświetla komunikat;</text:p>
          </table:table-cell>
        </table:table-row>
        <table:table-row>
          <table:table-cell table:style-name="Tabela25.A2" office:value-type="string">
            <text:p text:style-name="Table_20_Contents">Oczekiwany rezultat:</text:p>
          </table:table-cell>
          <table:table-cell table:style-name="Tabela25.B2" office:value-type="string">
            <text:p text:style-name="Table_20_Contents">System wyświetla komunikat błędu</text:p>
          </table:table-cell>
        </table:table-row>
        <table:table-row>
          <table:table-cell table:style-name="Tabela25.A2" office:value-type="string">
            <text:p text:style-name="Table_20_Contents">Warunki końcowe:</text:p>
          </table:table-cell>
          <table:table-cell table:style-name="Tabela25.B2" office:value-type="string">
            <text:p text:style-name="Table_20_Contents">Użytkownik nie wypożycza książk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25" meta:image-count="0" meta:object-count="0" meta:page-count="8" meta:paragraph-count="405" meta:word-count="1503" meta:character-count="12167"/>
    <dc:date>2014-05-24T19:10:15.51</dc:date>
    <dc:creator>Adrian Parus</dc:creator>
    <meta:generator>OpenOffice.org/3.0$Win32 OpenOffice.org_project/300m9$Build-9358</meta:generator>
    <meta:user-defined meta:name="Informacja 1"/>
    <meta:user-defined meta:name="Informacja 2"/>
    <meta:user-defined meta:name="Informacja 3"/>
    <meta:user-defined meta:name="Informacja 4"/>
  </office:meta>
</office:document-meta>
</file>